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И всего-то ничего в этих обсуждениях. Едем дальше.</text:p>
      <text:p text:style-name="Standard">Дальше поговорим про создание обсуждения. Наверное, нам нужна отдельная страница, где будут все обсуждения, которые создал юзер. Там он сможет как создать обсуждение, так и редактировать уже существующие. </text:p>
      <text:p text:style-name="Standard">Объясню как создаются обсуждения для понимания того, как оформить интерфейс на такой странице. С созданием все просто: У пользователя есть возможность при создании указать: Название, описание, задания, участников обсуждения. Обязательные параметры здесь - название и описание. Опционально юзер может указать все остальное. Замечу, что участников можно приглашать из списка друзей или же по ссылке.</text:p>
      <text:p text:style-name="Standard"><text:s/>Обновление обсуждения:</text:p>
      <text:p text:style-name="Standard">Обновление происходит так, что пользователь видит созданное им обсуждение и он может любой параметр в нем изменить. То есть, может поменять название, описание, добавить по отдельной кнопке участников, также может изменить задания, их параметры. А потом, по кнопке, допустим внизу сохранить все изменения. Она будет доступна при изменении хотя бы одного параметра. </text:p>
      <text:p text:style-name="Standard">Возможно в будущем сюда можно будет добавить статистику по обсуждениям ( но не сейчас )</text:p>
      <text:p text:style-name="Standard"/>
      <text:p text:style-name="Standard">Потом идет страница friends. Опишу коротко. Там будет форма для поиска по имени пользователя, а под ней список найденных по введенному имени пользователей. Пусть список будет похож на список из поиска в вк. У каждого найденого юзера будет аватарка, юзернейм и емейл. К тому же стоит уточнить , что это будет бесконечная лента. То есть при достижении конца списка пользователей, будут подгружаться новые.</text:p>
      <text:p text:style-name="Standard">Также есть варианты, вывода сообщения при какой-либо "Ошибке":</text:p>
      <text:p text:style-name="Standard">1. Вывод сообщения : "Введите имя пользователя", когда нет ничего в форме поиска</text:p>
      <text:p text:style-name="Standard">2. Вывод сообщения : "Пользователей с таким именем не существует", когда нет результатов поиска по такому имени</text:p>
      <text:p text:style-name="Standard">3. Вывод сообщения : "Больше пользователей с таким именем нет", когда все пользователи были загружены. То есть это является концом списка</text:p>
      <text:p text:style-name="Standard">Также должна быть кнопка "Добавить в друзья", если этого человека нет в друзьях. Или кнопка "Удалить из друзей", если данный пользователь уже есть в друзьях.</text:p>
      <text:p text:style-name="Standard"/>
      <text:p text:style-name="Standard">А еще , я так думаю просто а как можно разбавить эту страницу с обсуждениями ? А может этого и не стоит делать ? </text:p>
      <text:p text:style-name="Standard"/>
      <text:p text:style-name="Standard">Еще я хотел предложить сделать меню отличного цвета от основного цвета фона. То есть сделать фон меню чуть темнее чем основной. </text:p>
      <text:p text:style-name="Standard"/>
      <text:p text:style-name="Standard">А еще мне нужно попросить нашего дизайнера о том, чтобы он кидал мне все иконки, картинки, которые он использует ( конечно же кидает после утверждения ). </text:p>
      <text:p text:style-name="Standard"/>
      <text:p text:style-name="Standard">На этом пока что все. Если есть вопросы, друзья , мои родные, пишите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0:27:57.157957160</meta:creation-date>
    <dc:date>2025-01-20T00:28:48.725714999</dc:date>
    <meta:editing-duration>PT52S</meta:editing-duration>
    <meta:editing-cycles>1</meta:editing-cycles>
    <meta:document-statistic meta:table-count="0" meta:image-count="0" meta:object-count="0" meta:page-count="1" meta:paragraph-count="16" meta:word-count="390" meta:character-count="2539" meta:non-whitespace-character-count="2159"/>
    <meta:generator>LibreOffice/24.8.0.3$MacOSX_X86_64 LibreOffice_project/0bdf1299c94fe897b119f97f3c613e9dca6be583</meta:generator>
  </office:meta>
</office:document-meta>
</file>